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tham SSm A" svg:font-family="'Gotham SSm A', 'Gotham SSm B', 'Helvetica Neue', Helvetica, Roboto, Arial, sans-serif"/>
    <style:font-face style:name="FreeSans1" svg:font-family="FreeSans" style:font-family-generic="swiss"/>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able_20_Contents">
      <style:paragraph-properties fo:text-align="start" style:justify-single-word="false"/>
      <style:text-properties style:font-name="Loma" fo:font-size="18pt" fo:font-weight="bold" officeooo:rsid="0003be3c" officeooo:paragraph-rsid="0003be3c" style:font-size-asian="18pt" style:font-weight-asian="bold" style:font-size-complex="18pt" style:font-weight-complex="bold"/>
    </style:style>
    <style:style style:name="P2" style:family="paragraph" style:parent-style-name="Table_20_Contents" style:list-style-name="L1">
      <style:paragraph-properties fo:text-align="start" style:justify-single-word="false"/>
      <style:text-properties style:font-name="Loma" fo:font-size="16pt" fo:font-weight="normal" officeooo:rsid="000481e1" officeooo:paragraph-rsid="000481e1" style:font-size-asian="14pt" style:font-weight-asian="normal" style:font-size-complex="16pt" style:font-weight-complex="normal"/>
    </style:style>
    <style:style style:name="P3" style:family="paragraph" style:parent-style-name="Table_20_Contents">
      <style:paragraph-properties fo:text-align="start" style:justify-single-word="false" style:border-line-width-bottom="0.03cm 0.03cm 0.03cm" fo:padding="0.074cm" fo:border-left="none" fo:border-right="none" fo:border-top="none" fo:border-bottom="2.49pt double #000000" style:join-border="false"/>
      <style:text-properties style:font-name="Loma" fo:font-size="18pt" fo:font-weight="bold" officeooo:rsid="0003be3c" officeooo:paragraph-rsid="0003be3c" style:font-size-asian="18pt" style:font-weight-asian="bold" style:font-size-complex="18pt" style:font-weight-complex="bold"/>
    </style:style>
    <style:style style:name="P4" style:family="paragraph" style:parent-style-name="Table_20_Contents">
      <style:paragraph-properties fo:text-align="center" style:justify-single-word="false" style:border-line-width-bottom="0.03cm 0.03cm 0.03cm" fo:padding="0.074cm" fo:border-left="none" fo:border-right="none" fo:border-top="none" fo:border-bottom="2.49pt double #000000" style:join-border="false"/>
      <style:text-properties style:font-name="Loma" fo:font-size="18pt" fo:font-weight="bold" officeooo:paragraph-rsid="0002f7cf" style:font-size-asian="18pt" style:font-weight-asian="bold" style:font-size-complex="18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Applying MapReduce to Common Data Problems</text:p>
      <text:p text:style-name="P1"/>
      <text:list xml:id="list7987885393240339562" text:style-name="L1">
        <text:list-item>
          <text:p text:style-name="P2">Course Overview</text:p>
        </text:list-item>
        <text:list-item>
          <text:p text:style-name="P2">Course Overview</text:p>
        </text:list-item>
        <text:list-item>
          <text:p text:style-name="P2">Hi, my name is Janani Ravi, and I'm very happy to meet you today. I have a master's degree in Electrical Engineering from Stanford, and have worked with companies such as Microsoft, Google, and Flipkart. At Google, I was one of the first engineers working on real-time collaborative editing in Google Docs, and I hold four patents for its underlying technologies. I currently work on my own startup, Loony Corn, a studio for high-quality video content. This course focuses on the backbone of the data technologies, the MapReduce programming model. You'll see that different problems require the application of a different MapReduce design pattern, and you'll study three of the most common patterns, numeric summarization, filtering records, and building an index. This course will help you see how you identify the key value output of the mapper, and the combining operation preformed in the reducer for summarization, filtering, and indexing problems. All of this is accompanied with actual code-alongs in Java, so you can see your solutions come to life, see how marital status affects the working hours of individuals based on census data, and build an inverted index to help power your basic search engine.</text:p>
        </text:list-item>
        <text:list-item>
          <text:p text:style-name="P2"><text:soft-page-break/></text:p>
        </text:list-item>
        <text:list-item>
          <text:p text:style-name="P2">Thinking MapReduce</text:p>
        </text:list-item>
        <text:list-item>
          <text:p text:style-name="P2">Overview of MapReduce</text:p>
        </text:list-item>
        <text:list-item>
          <text:p text:style-name="P2">Hi, and welcome to this course. In this course we'll look at common problems that you see while doing data analysis, and we'll see how the MapReduce programming model allows you to solve these problems in a simple and elegant way. This very first module is about thinking in MapReduce. If you're already very familiar with the MapReduce programming model you can just skip over this. But if you're not, and your foundations are a little bit shaky, this is a good way to brush up on your basics. You learn how data flows from the raw records, through the map, then the reduce phases, and then the final result that you're interested in. We'll see how we need to break down tasks into the map, and reduce phases for processing, and finally, we'll see how we can optimize a MapReduce using something called a combiner. Every click, every share, every like, every visit we make to web pages is tracked somewhere. Yes, this sounds scary, but it is true. That implies that there is a truckload of data to process, and processing this truckload of data requires multiple machines. There is no single machine powerful enough to process data at this scale. Companies like Google, Microsoft, Facebook, etc., which process data at this scale, have huge data centers filled with machines. Machines in these data centers work together as a distributed system. A distributed system involves processes <text:soft-page-break/>which run on multiple machines, which are interconnected to perform something called a cluster. Now where does MapReduce fit in? MapReduce is a programming paradigm to allow processing on a distributed computing system. MapReduce was first developed at Google way back in the day, in order to power the Google search engine. So as you can imagine, it is pretty powerful. The Hadoop ecosystem has an open source version of MapReduce, which is what we'll use as a part of this course. The dataset that MapReduce works on is itself distributed across multiple machines in a cluster. How do we run processes on these multiple machines, and bring these together to achieve a common objective? That's what MapReduce helps us with. All your clicks, your swipes, your views, your likes, your shares, modern systems generate millions of records of raw data. Such data sets are petabytes in size. MapReduce breaks up the processing of tasks at this scale into two distinct phases. There is one phase called the map, which is run on multiple nodes in a cluster, and a second phase called the reduce, which takes the output of the map phase and further processes it to give you your final result. Your data within the cluster will be partitioned across the nodes. Some of the records will be present on some machines, other records will be present on other machines. It'll also be replicated for fault tolerance. Map processes work on the data that live on their own machines. Whatever output the map phase generates is then collated together, <text:soft-page-break/>transferred across the network within the cluster to one node, typically, where the reduce phase runs. Now this reduce phase can also run on multiple nodes, but for simplicity's sake, it's best to imagine reduce as running on a single node where all the data from the map phase is collected. The cool thing about all of this is that, as a developer, you have to write the logic for only two functions, map and reduce, and everything else, everything to do with fault tolerance replication, the fact that there is a distributed system, all of this is taken care of behind the scenes by the Hadoop framework. The map phase runs on one subset of data. So there are several map processes which run to process the entire dataset. The code that you write for the map phase should process only one record. So imagine one record as the input to your code, figure out what the output should be for that one record. The output is in the form of key-value pairs. You'll find that MapReduce only deals in terms of key value pairs. The reduce phase, on the other hand, collates all the key value pairs that it receives from the map phase, and figures out how to combine the results in a meaningful way. It takes the map output, finds all the values that are associated with the same key, and then combines these values in some way, either sums it up, counts it, finds an average, that is the final output. The map is the step that's performed in parallel, and the reduce is the step which combines the intermediate results produced by the map phase. This course will teach you <text:soft-page-break/>the art of breaking down tasks, such that they can be performed in parallel, and it'll give you lots of opportunities to practice your MapReduce skills.</text:p>
        </text:list-item>
        <text:list-item>
          <text:p text:style-name="P2"/>
        </text:list-item>
        <text:list-item>
          <text:p text:style-name="P2">MapReduce Hello World</text:p>
        </text:list-item>
        <text:list-item>
          <text:p text:style-name="P2">The example that we'll look at right now is the Hello World of MapReduce. It's the most common example, and in fact, was used in the semiannual MapReduce paper, originally published back in 2004 by Google engineers. We have a very large text file, and what we want to do is find the word frequencies in that file. We want to get an output where for every word we know, how many times is occurs in that very, very large text file. Such an operation is a key step in many matched or language processing algorithms. How do we go from the raw data to the final result, the word frequencies? Let's pause for a bit, and consider what the input is. This is a text file with lines, line sentences. This raw data is really large, in petabytes. It's distributed across many machines in the cluster, so the entire file is not present on one machine, every machine probably has a subset of this file. Each subset is called a partition, so each machine has a partition of this input data. This is what the map phase has to work with. So imagine the file visually distributed across multiple machines, and a map process is run on each of these machines, and every map process processes the input data that's present on that machine. All the mappers run in parallel. Within each mapper, the rules or the records <text:soft-page-break/>that are available are processed one at a time, one record at a time. You take a record, and the output of the map phase emits a key value pair. And what a key value pair is depends on what output you finally want. If you want to count the word frequencies, the output of the map phase comprises of every word in that single line, along with a count of 1. So every word, for each record, each line of data, is associated with a count of 1, and this is the key value pair that's the output of the map phase. So multiple mappers process the inputs available to them, produce each individual word with a count of 1, and this output is passed onto another process, the reducer. The reducer accepts as input every word from the input data set, with a count of 1, and then sums up all the counts associated with a single word. A typical job that the reducer performs is to combine all values which have the same key. If you consider twinkle to be the key, it'll consider all key value inputs that it receives, which has the same key twinkle, and then sums up the associated counts to get the result of 4. Notice that in the little bit of data that we are processing, the word twinkle appears four times, and that is the final result of the reducer, the word frequency associated with each word. This very basic example leads us to a key insight in how MapReduce works. Map and reduce phases operate on key value pairs. This basic structure is widely applicable when performing data processing. Writing a MapReduce program boils down to answering two key questions. What key value pair should <text:soft-page-break/>be emitted in the map phase, such that using those keys and values, the reduce phase can produce the final result? And how should these values with the same key be combined in the reduce phase, what is the processing required to combine values which have the same key? In the case of counting word frequencies, this was surprisingly straightforward once you know what has to be done. Let's try and answer those two questions. What should be the output of the map phase, what should be the processing in the reduce phase? The output of the mapper is every word encountered in the input with a frequency count of 1. Every word has exactly 1 as its associated value. Now, this is summed up in the reducer. So you sum up the count for every word to get a frequency histogram. These same questions have to be answered to parallelize any task.</text:p>
        </text:list-item>
        <text:list-item>
          <text:p text:style-name="P2"/>
        </text:list-item>
        <text:list-item>
          <text:p text:style-name="P2">More Parallelism with a Combiner</text:p>
        </text:list-item>
        <text:list-item>
          <text:p text:style-name="P2">In the last clip we saw a basic MapReduce. But if you notice, the parallelism existed in the map phase, which runs on multiple machines on subsets of data. Can we do more? How do we extract more parallelism from our processing? We can do this using a combiner. A combiner is a special process, which runs on the map nodes immediately after the map phase is completed. The combiner combines values with the same key before they are copied over to the reducer. So if you think about it, a combiner does something very similar to the reduce <text:soft-page-break/>phase, except that it works on the mapper output before it goes to the reducer. If you have N mapper nodes, you'll have 10 combiners running on the map output, and then the output of the combiner is sent to the reduce phase. If you imagine that the records that your map phase works on is split up across machines like this, a combiner will run on these same nodes, and produce a result which will have fewer records. The combiner combines records with the same key on the map node itself, which means, less data to pass to the reducer. The combiner shoulders a portion of the reducer's burden to make our MapReduce more efficient. Notice how we've increased the parallelism that exists in processing any dataset. If my description of what happens in the combine phase sounds familiar, it should, that's because combiners, typically, not always, but very often, have the same logic as the reducer. While writing your combiner coder, there's an important thing that you need to keep in mind, it should not change the final result in any manner. The result of the MapReduce should be the same whether or not you've used a combiner. A combiner is for increasing your parallel processing, not for changing the result. With the combiner you do more on the map nodes, and less in the reducer. It also reduces the data that's transferred across the cluster to the reduce nodes. So if you're setting up this map, reduce, and combines classes in Java, you'll have one class which represents each of these steps, a mapper class for the map phase, a reducer class, which performs the reduce <text:soft-page-break/>phase, and the combiner is typically also a reducer class. Now the logic of this reducer class may be the same as in the reduced phase, or not. We'll talk more about that in a bit. MapReduce forces a programmer to think in parallel, big operations like filtering, where you want only certain records to be available at the output, counting, ranking, min/max/avg, any summary metrics that you want to calculate on your data set. In all of these cases, break down your task into two steps, one of which that will be performed in parallel, this is the map, another which will combine the results of your map phase to get the final result that you're interested in.</text:p>
        </text:list-item>
        <text:list-item>
          <text:p text:style-name="P2"/>
        </text:list-item>
        <text:list-item>
          <text:p text:style-name="P2">Download Hadoop Jars and Set up an Intellij Project</text:p>
        </text:list-item>
        <text:list-item>
          <text:p text:style-name="P2">You now know enough about the MapReduce programming model that you can get into some practical stuff. What we'll do in this lecture is to download the Hadoop jars, which have all the libraries it requires to run a MapReduce program. Now the interesting thing here is you don't have to set up a Hadoop cluster for this to work. Simply using the jars, and their associated libraries, you can run a MapReduce program locally on your machine. That's what we'll do first in order to start thinking parallel with MapReduce. The next step after that is to set up a MapReduce project with IntelliJ, and add the Hadoop jars to be referenced within that project. You can use any editor of your choosing, just that you're comfortable with it, and you know how to add jars to it. The first thing to do <text:soft-page-break/>is to get the Hadoop jars, go to this mirror.fibergrid.in/apache/Hadoop/common, and choose hadoop-2.7.2. That's the version that we're working with, if you have the same version, things will be compatible, and will work much more smoothly. Any version to Hadoop should work though. Download the tar.gz file, that's the file I've chosen. That's the one which contains the jar files, the other files that you see contain source code, we don't really need the sources, we'll just work with the jars. Choose a directory to download to, and remember which directory you've stored the gzip file in, and wait for the download to complete, it might take a minute or so. Find the jar that you've downloaded in the right directory, here it is for me in the Pluralsight directory, and then I can double-click on it, and then extract, or untar and unzip the file. Windows users have to do a little bit of additional work, as far as I know, there is no built-in software in Windows allowing you do this. You'll have to go to 7-zip.org, or use any other freeware in order to untar and unzip your files, it should be very straightforward though. And in the directory, you'll notice the directory's set up somewhat like this, there is a share folder, that's the folder that we're interested in. Within the share folder, the hadoop folder has the directories where the jars we're interested in exist. So here are a bunch of hadoop common jars within the common directory. The hdfs directory contains other jars which we are interested in, the mapreduce directory has a whole bunch of other jars, <text:soft-page-break/>and finally the yarn directory. We'll switch over to our editor, in my case it's IntelliJ, and now I've set up a simple project, a simple Java project, nothing really interesting about it. What I want to do here is to add the jars to this project. To reference the jars from here, I'll go to Project Structure, and that'll allow me to add the Hadoop libraries, so I can write a MapReduce program within this IDE. If I see a setup like this, go to Dependencies and add jars or directories. We know where in the directory structure our Hadoop jars live, just go to the share folder within the hapdoop-2.7.2 folder, go to the hadoop folder within the share folder, and all the interesting directories are under here. We start off by adding the jars within the common directory. We are not done yet, we need other jars, so go ahead and add all jars within the hdfs directory. These contain libraries to integrate with the storage system. We also need the jars within the mapreduce directory. This you can see is the most relevant because they contain the base classes, which we'll inherit from to write our MapReduce jobs. And finally, we'll get jars from the yarn directory. Now what exactly all these pieces are, we won't worry about them now, we'll abstract ourselves from the individual components, and focus on understanding MapReduce. Once we are done with that, we'll have other classes where we can get up to speed on the Hadoop framework and the entire ecosystem. There is one other directory that we need to add, the lib directory under common. So <text:soft-page-break/>share, hadoop, common, lib. Alright, we know all the jars that we need, we'll hit OK, hit all of these to be included within this project. Again, this is IntelliJ-specific, your editor might have a slightly different process to get these jars referenced from this project. Once you've added a reference to these jars, just slick OK or Apply so that these jars now become a part of your project. And then you wait for a bit. When you load a whole bunch of jars it takes a little while for the project to catch up. IntelliJ will go in and index all those jars so that you can reference the classes and libraries within them. At this point, you're ready to write code. I hope this module has given you a good overview of how MapReduce works, and how you break down tasks into the map and the reduce phase in order to parallel process huge data sets. And finally, you should now have a good understanding of how you can extract more parallelism from your data processing tasks using a combiner.</text:p>
        </text:list-item>
        <text:list-item>
          <text:p text:style-name="P2"/>
        </text:list-item>
        <text:list-item>
          <text:p text:style-name="P2">Computing Numeric Summary Metrics</text:p>
        </text:list-item>
        <text:list-item>
          <text:p text:style-name="P2">Insights from Numeric Summary Metrics</text:p>
        </text:list-item>
        <text:list-item>
          <text:p text:style-name="P2">Hi. In this module, we'll look at a particular kind of MapReduce problem, computing summary metrics, things like average, minimum, counts, sum, etc. We'll see what patterns exist when we have to compute summary metrics using MapReduce. We'll also use a combiner to improve parallelism, and finally we'll be hands-on and implement the MapReduce using a custom writable class. You'll <text:soft-page-break/>understand what that is as we go on. Now if you talk about data collection, imagine the United States Census, that's a huge load of data that is collected every 10 years. This massive amount of data is useless if you don't do anything with it. Census data gives us deep insights on how the population is faring, and what it needs. A snapshot of the 1990 US Census looks like this. We'll be working with this data in this module, so it's going to be interesting. Look at all the information we have, the people, their age, kind of work they do, their education levels, their marital status, this is a goldmine of information. But data like this is simply a dump. The real interesting bits that we can extract from this data dump is gotten by asking the right questions, the questions which will drive policy, which will drive laws. How well is the population educated? Do we need more schools? Interesting information like this has to be extracted from the raw data by processing it, categorizing it, finding the counts by education level. What if you want to know a little more about working conditions, how do working hours of the population vary based on the occupation that they work in? What about clerical jobs, what about professors, what about people who are craftsman? What about people who are in sales and marketing? This involves calculating some totals in order to get an average by occupation. We might want more broad-based information across the entire group for which we have records. How many hours do people work in a week? Typically, average is useful here. <text:soft-page-break/>That is an aggregate operation at the overall level. If you want to dig deeper, you might want to slice these aggregates across different categories. How does marital status affect the number of hours a person works? All of these are different examples of the kind of insights that can be gleaned from this data, these are all in the category of numeric summary metrics, the focus of this module.</text:p>
        </text:list-item>
        <text:list-item>
          <text:p text:style-name="P2"/>
        </text:list-item>
        <text:list-item>
          <text:p text:style-name="P2">The Numeric Summarization MapReduce Pattern</text:p>
        </text:list-item>
        <text:list-item>
          <text:p text:style-name="P2">Numeric summarization using MapReduce has a distinct pattern. Being able to identify and match problems that fit this pattern is a great skill for big data developers. When you summarize data you need to know what the summarization should be, and the level at which the summarization needs to be applied. Examples of summarization such as totals, averages, are all ones we've seen before. These are usually computed on a particular column of values, and these values tend to be numeric. Aggregation levels tend to be categories. Do you want an aggregate across the entire group, or across slices of this group based on values in a particular column? If you want to see how marital status affects the working hours of an individual, we categorize data in this form. The summary metric that we choose to run on this bit of data depends on the insight that we want to extract. The aggregation level specifies how we want to slice the data, what categories we want to extract this information <text:soft-page-break/>for. Let's run map and reduce logic on the raw data dump that we have available in order to summarize the data. Remember we want to start off with the raw data and the summary that we want has a group and a metric associated with that group. Let's ask ourselves those two questions for any MapReduce program. What is the output of the map phase, and how do we want to combine this output to get the final result? Let's focus on a few columns here, marital status, gender, and the hours that they work per week. The final result we want to extract is the marital status of the population and how it affects the average number of hours that they work per week. First up, the map phase. Remember, map output is in the form of key value pairs. The output here depends on the columns that we have chosen to group and summarize by. The marital status, that is our grouping column, that is the category that we're interested in. The summary has to be calculated on the Hrs/Wk column because we're looking for an average number of hours per week based on marital status. Take the grouping column, take the summary column, and figure out the output of the map. The key should be the grouping column, this is our MapReduce pattern. The summary column forms the value. The map output is determined in this way. This is a simple formula that you can use in most cases of numeric summarization. Now we're ready to look at what the reduce phase looks like. We want to know the average hours per week based on marital status. The reduce step <text:soft-page-break/>combines all values which have the same key. So, let's look at married people, we have four entries, or four records for married people here in our little subset of data. For every group, the reduce function will receive all the number of hours individuals in that group have worked per work. And the way we combine it depends on the summary metric we've chosen, which in this case is an average of the number of hours worked per week. This is the numeric summarization pattern. The aggregation level or the categorization level determines the key output of your map and the final result, the summary metric determines what logic you'll use in the reducer to combine all values associated with the same key.</text:p>
        </text:list-item>
        <text:list-item>
          <text:p text:style-name="P2"/>
        </text:list-item>
        <text:list-item>
          <text:p text:style-name="P2">Getting Census Data to Extract Insights</text:p>
        </text:list-item>
        <text:list-item>
          <text:p text:style-name="P2">Let's get our hands dirty writing some code. We'll implement the MapReduce that we've spoken about so far, figuring out, on average, how many hours individuals in a population work based on their marital status. Now the census data that's required for this particular practical implementation of our MapReduce is available from the archives of the University of California, Irvine. This is freely available, it has a lot of other data sets as well, and you'll find it useful for a lot of big data problems if you want practice. Go to this particular URL on your machine, you'll find an entire list of data, like you see on the screen. The one that we're looking for is called adult. So, search for the directory named adult within all these <text:soft-page-break/>machine-learning databases. If you click on that, it'll take you to another directory listing, and adult.data is the file that we are looking for. There's a lot of information here, that's a huge file. And now, I'm going to copy over this data to a local file on my machine, I'm going to set up a directory structure where all my input data will be present. Create a directory named data under where your project is. You can create it anywhere on your local machine, just so long as you point to it correctly when you run your code. And within this directory, I'm going to create another directory named input. This input directory will contain all my input files. All the raw data that I'm going to use to implement the various MapReduce programs may be present in this input directory. Within this input directory I'm going to create a new text file called census.txt. Census.txt is a plain and simple text file, and into this file I copy all the data from the URL that we just visited. So just select all, Ctrl+C or Cmd+C, paste into census.txt. And that's it, our input data is now set up.</text:p>
        </text:list-item>
        <text:list-item>
          <text:p text:style-name="P2"/>
        </text:list-item>
        <text:list-item>
          <text:p text:style-name="P2">Calculating Averages: Map Code</text:p>
        </text:list-item>
        <text:list-item>
          <text:p text:style-name="P2">All the code for our Map, Reduce, and Main classes we'll write within in this directory called summaries. Each MapReduce that we write, let's go ahead and create our very first Java Map class. This Map class extends some base classes which are available as a part of the Hadoop library, specifically the Mapper class. Start off on a clean slate, here are all the libraries that you'll use when you <text:soft-page-break/>implement your map.java. This is a generic class and it takes in four generic-type parameters. The first two parameters specify the key value pairs that are available as an input to the map function. In the case of simple text files, when we do not specify any additional configuration parameters, the lines in that file are automatically read in the form of line number and a line. The LongWritable represents the line number, the text, which is a wrapper for a string, represents one line within that import file. The remaining generic parameters specify the key value types of the output produced by the map phase. The key is of datatype Text, representing the marital status of individuals in the population, and the output is a DoubleWritable, a wrapper for a double datatype representing the number of hours they work per week. Hadoop specifies these built-in types as wrapper classes around parameters in Java, such as integers, doubles, string, etc. The reason to use these wrapper classes rather than the parameters themselves is that these wrappers know how to deal with the special serialization and deserialization from the storage system that Hadoop needs. The only function that we absolutely have to override within this Map class is the map method. The map method accepts its input one key and one value, one record that we have to process from the input dataset. The context here is interesting. The context is how you communicate with the Hadoop ecosystem from inside your MapReduce code. Any information you need to <text:soft-page-break/>pass to the outside ecosystem, you lose the context. Notice that this class throws a couple of exceptions. Based on the parsing that we do within this class, we might generate an IOException or an InterruptedException. We need to extract the relevant fields from the one line of input that's available to us for this map method. We first get the line in the form of a string, and then we split up this line to get the individual fields, and we do this while splitting on the comma. The input file is a CSV, or a comma-separated value file, and if you split on the comma, you can extract the individual fields of census data. There are two specific columns that we are interested in. The first is the marital status, which is the 6th column at index 5. The second piece of information we are interested in, the number of hours per week this individual works. This we'll do by extracting the field at index 12. You need to start at either input files and see which columns are the one that you need to retrieve from one line of data available to the map method. Once you have this information, simply write this out to the context in the form of a key value pair. The Hadoop framework will generate an intermediate file with all the data, which is the output of the map phase, and pass it on to the reduce process. Your key value output should be wrapped in the writable datatypes that is provided by Hadoop.</text:p>
        </text:list-item>
        <text:list-item>
          <text:p text:style-name="P2"/>
        </text:list-item>
        <text:list-item>
          <text:p text:style-name="P2">Calculating Averages: Reduce Code</text:p>
        </text:list-item>
        <text:list-item>
          <text:p text:style-name="P2"><text:soft-page-break/>The code for the reduce phase is written in a file called reduce.java. Clean up what's existing, and let's first put down all the import statements of the various libraries that you'll use when you write the reduce code. Your Reduce class should extend from the base library class, Reducer. This again, is a generic class which takes in four type parameters. The first two type parameters represent the input key and value to the reduce phase. These parameters have to match the output key and value of the map phase that you just wrote, and you'll notice that they do. The remaining generic parameters represent the key and value types of the final result produced by this reducer, the marital status and the number of hours worked per week on average. Notice the reduce method that we override from the base class. Notice the inputs to this method, because that's what is the most interesting. The key is of type text. The second argument requires some explanation. What is passed into the reduce function is an iterable of DoubleWritables. This is because the MapReduce framework, before is passes the information to the reduce phase, basically collects all the values which have the same key. So for one key, if there are multiple values, all those values are passed in as an iterable. The objective here is to find the average for a particular key, for a particular marital status, we'll initialize some variables for that, the sum and the count. Remember sum divided by count gives us an average, so, initialize those variables. Calculating the sum and the count is very <text:soft-page-break/>straightforward, iterate through all the values for this key. Add up the values, and count the number of terms that are available for this particular key. Count the number of individuals who have this particular marital status, whether it's married, divorced, separated, whatever. Divide the total number of hours worked by individuals that fall in this marital category by the number of individuals that have been covered by the census. This is the ratio which will give us the average. We have the final result for this particular category, and all that remains is for us to write it out to the context using the Hadoop wrapper classes. And it'll take care of writing it out to the result files.</text:p>
        </text:list-item>
        <text:list-item>
          <text:p text:style-name="P2"/>
        </text:list-item>
        <text:list-item>
          <text:p text:style-name="P2">Calculating Averages: The Main Class</text:p>
        </text:list-item>
        <text:list-item>
          <text:p text:style-name="P2">We now need a Main class, which will be the entry point to run this MapReduce. Create a class Main.java, and we'll set it up and configure it with all the parameters that our MapReduce needs to run. Set up the import statements for this class. We'll do it up ahead so we don't have IntelliJ annoying us and prompting us when we write the code. The primary function of the Main class is to set up a Job object, and it is this Job object which controls the MapReduce. It submits it to the Hadoop environment for processing. But since we do not have a Hadoop environment and we run it on our local machine, it'll simply kick start it on our local machine. This Main class extends a class called Configured from the Hadoop library. Any class which extends configured has a configuration <text:soft-page-break/>object which can be used to specify parameters for the MapReduce. You don't have to hardcode the parameters as a part of the job, you can simply use the configuration object. The Main class also implements a Tool interface. Any class which implements Tool allows specification parameters on the command line. If you want to be able to run this MapReduce on the command line and specify arguments, you'll implement the Tool interface. Now, these, of course, have more significance when you run your MapReduce on an actual Hadoop cluster. We're going to run our code on the local machine, but it's good to have the final setup that we'll have on a cluster. What you're going to see next is a whole bunch of boilerplate code that you have to specify to configure any MapReduce job. Instantiate a Job object, pass in a configuration, give it a name, we've called it average here. Also specify the jar that this Job object references. We call setJarByClass, and whatever jar our Main class is present in, that is the jar this Job object will reference. We also specify the output key and value of the final result, what are the datatypes of the final result of this MapReduce, the output of the reduce phase. If the map phase outputs the same datatypes, we don't need any additional specification here on the job, it'll automatically assume that the output of the map is the same datatypes as the output of the reduce. Give it the Map class and the Reduce class that you've just written. Make sure you point it to the right classes so that it executes the right code. We still have to tell the <text:soft-page-break/>MapReduce where it can find the input dataset that it needs to operate on. This we do by specifying an inputFilePath, we point it to the census.txt that we set up earlier on in this module. It also needs to know where it should write the output that it has finally produced, the final result, which directory should it go in, that is the outputFilePath. Use the FileInputFormat class to the add both the input and the outputFilePaths to our specification for our MapReduce. The run method that we implemented from our tool interface requires a return type. Return 0 if you manage to run the MapReduce successfully, 1 otherwise. Now we still need our main method that is the entry point to run this program. So quickly set up a public static void main, any tool interface can be run by using the ToolRunner.run static method. We're all set now to run this code. Click the button on your IDE required to simply run this MapReduce that we've set up on our local machine. One thing to note though, make sure that the output directory does not exist, the output directory where you want to store your final result should not exist before you run this code, otherwise you'll get an error. Run this MapReduce, and notice that the output is what you expected. For every category, we have the average number of hours individuals in that category worked.</text:p>
        </text:list-item>
        <text:list-item>
          <text:p text:style-name="P2"/>
        </text:list-item>
        <text:list-item>
          <text:p text:style-name="P2">Combiners for Greater Parallelism</text:p>
        </text:list-item>
        <text:list-item>
          <text:p text:style-name="P2">Let's make things more interesting, let's parallelize our operation further by introducing a combiner. The combiner <text:soft-page-break/>is used to perform further processing on the map nodes before sending the data over to the reducer. Imagine the same MapReduce problem that we worked on so far. Let's introduce a combiner which works on the output of the map phase. Map phase gives us the hours of work per week for every individual in the census, the key though is marital status, we are not interested in the individuals, we're interested in their marital status. The combiner takes all the input that it receives from a single map node, and then combines all values with the same key. If this sounds familiar that's because this is the exact same description that we gave for the reduce action. Now, if your summary metric is maximum, minimum, sum, count, etc., the logic that you'll add within your combiner is the same as your reducer logic. The operation performed in the combiner should not change the final result. Combiners improve parallelism, reduce data transfer across the network, by doing more in the map phase. This should not change the logic of what you're trying to perform. We'll do a quick sanity check of how in the case of maximum, minimum, and sum, the combiner performs the same operation as the reducer, and does not change the final output. We have three sets of data which we can assume is present on different partitions on your cluster, on different machines. Maximum of the first subset of data is 7, that's pretty obvious. The maximum of the second subset of data is 11. The maximum of the third subset is 16. Now if you take the individual results of each of these subset <text:soft-page-break/>processing, assume that the combiner generates this information, and then run a max operation on all of these intermediate results, we'll get the maximum of the entire dataset, 16. You'll see very easily that the same thing is true when you work on minimums. The minimum of the first subset of data is 3, of the second subset of data, imagine that to be on a map node is 0, and the third subset of data is 2. These are the outputs of your combiner. Find the minimum for all the combiner outputs, you'll get 0. Do the same for sum. The sum of the individual subsets, 19, 13, and 32. If you sum up these intermediate results in the final reduce phase, you'll get the final result. The combiner operation is the same as the reducer.</text:p>
        </text:list-item>
        <text:list-item>
          <text:p text:style-name="P2"/>
        </text:list-item>
        <text:list-item>
          <text:p text:style-name="P2">Calculating Averages: Using a Reducer as a Combiner</text:p>
        </text:list-item>
        <text:list-item>
          <text:p text:style-name="P2">The previous clip we learned that for maximum, minimum, and sum, the combiner performs the same operation as the reducer. In the case of averages though, this pattern breaks down. By computing the average of a numeric column, the combine operation used on the map phase should be different from the reduce operation to generate the final result. Now let's imagine this entire MapReduce without a combiner. The output of the map phase is the marital status, and the number of hours per week worked by any individual in the US. This is from the 1990 census. Without the combiner, the reduce operation performs an average across all categories. Each record represents one <text:soft-page-break/>individual, and the reduce operation performs an average across all records that it receives based on marital status. What if we added a combiner right after the map phase, which performed an average on a subset? So what if we used the reducer as the combiner function? The output of the map plus combiner would be the marital status of all the individuals whose records were present on that map node, and the average number of hours per week those individuals worked, based on their marital status. This is completely wrong. This goes back to a key insight in mathematics. The average of an overall set of data is not equal to the average of subsets of data within it. If you can't remember your high school arithmetic, which shows that this is true, let's quickly look at some sample data, and prove that the average of subsets is not equal to the average of the entire set. We'll work once again with three sets of data, assume that this data is present on different map nodes. The combine function averages the data present on one map node. In the case of the first subset, it's 5. In the case of the second subset it's 3, and the case of the third subset, it is 10. So these are the outputs from the combiners. If you find the average of these outputs, you'll get 5, plus 3, plus 10, 18 divided by 3, which is equal to 6, and is completely wrong. The actual average, if you go up and add up all the numbers from the original data is, 5.9. Average of subsets is not equal to the average of the entire set.</text:p>
        </text:list-item>
        <text:list-item>
          <text:p text:style-name="P2"/>
        </text:list-item>
        <text:list-item>
          <text:p text:style-name="P2"><text:soft-page-break/>Calculating Averages: The Right Way to Use a Combiner</text:p>
        </text:list-item>
        <text:list-item>
          <text:p text:style-name="P2">Using a combiner when we want to calculate averages requires doing some additional work ourselves. The exact logic of the combiner operation is a little more tricky. Take the key value output that's available in the map phase, the marital status and hours per week for every individual covered in the census, and output a tuple from each combiner. It contains the marital status, the key is the same, but instead of the average hours per week, have the sum of hours worked, and the count of number of individuals who worked those many hours. So instead of having just an average, have both the sum and the count. The sum and the count, as you know, is the input to finding the average. Within the combiner for every group never married, divorced, separated, etc., keep track of the total number of hours individuals in that group have worked, and also how many individuals there are. The sum, and the count. If you imagine map is combined to be the same phase, the output of that phase are records of aggregation of the data that is available on that node. The aggregation is not the average itself, but instead numbers, which can be used to calculate the average. The combiner output will be one record for every marital category, summing up the number of hours individuals in that category worked, and how many individuals existed in that category based on the data in that one map node. The reduce phase gets an aggregation from each map output. The individual components, which allow it to <text:soft-page-break/>calculate an average, the sum and the count. The overall logic of the reduce operation is the same, combining tuples with the same key. But the way the tuples are combined is a little different, and that's where it gets interesting. Let's assume that these two records come from different map plus combine nodes, based on the individuals in the married category on that node, and the hours that they work per week. The reduce phase will sum up the hours that all these individuals have worked. It'll also sum up the number of individuals that are present in this category across the dataset. The intermediate output in the reducer will be married people have worked a total of 163 hours, and there are 5 people in this group across the dataset. It'll use the sum and count to compute a ratio. Total number of hours worked by all individuals were married upon the total count of married individuals, they give us the average number of hours worked by married individuals in a week. Total sum, upon total count.</text:p>
        </text:list-item>
        <text:list-item>
          <text:p text:style-name="P2"/>
        </text:list-item>
        <text:list-item>
          <text:p text:style-name="P2">The Custom Writable Data Type</text:p>
        </text:list-item>
        <text:list-item>
          <text:p text:style-name="P2">In the earlier clip, we saw how we change the output produced by the map plus combined phase in order to calculate averages correctly when using a combiner. We set up a map plus combine, the key value of this output is the grouping column, the column by which you want to slice the data, or categorize the data, and the value is the sum plus count of the summary column, the data that you want to summarize, which in this case is hours worked <text:soft-page-break/>per week. This sum and count, passed as the input to the reducer, will allow the reducer to calculate averages. When you get down to writing code for this MapReduce, what class will you use to represent this tuple data? There is no built-in class which allows this, which means, we have to spin up our own custom class to represent this tuple information. We need to implement the writable interface to generate a class which represents a pair, a sum and a count. If you remember, the writeable interface is what all datatypes within Hadoop implement. Hadoop has a bunch of built-in classes representing primitive datatypes. Hadoop requires this special wrapper because the way it serializes and de-serializes data from the underlying storage system, typically hdfs, is different from how data is normally serialized using primitives. There is a special representation, which Hadoop uses, and it is this special representation that these writable classes know how to parse and understand. All of the primitives, integers, longs, doubles, floats, strings, etc., have corresponding wrapper within Hadoop, and all these wrappers implement the writable interface. The writable interface has two methods, which need to be overridden by any custom class that we write, the write and the read fields. So all writable classes have to implement these two methods. Data output, the argument to the write method and data input, the argument to the readFields method, are interfaces for stream classes, which know how to write and read binary data from hdfs. The custom class that we write to <text:soft-page-break/>represent a tuple, the sum and the count, in fact, all writable classes that we use to represent data within our MapReduce framework actually inherit from a sub interface of Writable and the Java comparable. This sub-interface is called the WritableComparable. The reason for this is that, all the keys and values the output of the map phase, or our final result, should be compared to each other and have some sort order. This allows Hadoop to perform the sort and merge operations before passing on the keys and values to the reduce phase. The WritableComparable interface has not only the readFields and write methods to implement, but we also need to implement the compareTo from the Java comparable.</text:p>
        </text:list-item>
        <text:list-item>
          <text:p text:style-name="P2"/>
        </text:list-item>
        <text:list-item>
          <text:p text:style-name="P2">Calculating Averages with a Combiner: Custom WritableComparable</text:p>
        </text:list-item>
        <text:list-item>
          <text:p text:style-name="P2">In this demo, we'll implement a combiner using a custom writable. We'll first set up a custom writable to represent a tuple of information, where the tuple holds one double and one integer value. A custom writable will be written in the NumPair class, so create a NumPair.java, and set up a class NumPair, which implements the WritableComparable interface. The WritableComparable is a genetic interface, so it implements the Writeable and Comparable for a NumPair. Within that, we set up two member variables, one to represent the number of hours worked per week, and the other to represent the count of number of individuals in that set, a DoubleWritable and an <text:soft-page-break/>IntWritable. Set up a generic setter method, which takes as its input a DoubleWritable and an IntWritable, and assigns it to our member variables. We'll now set up three constructors with different types of input arguments. This is just for convenience. The Hadoop ecosystem uses some of these constructors. So set up these three constructors, a default constructor, a constructor, which takes primitive datatypes and assigns wrappers to them, and a third constructor, which takes in an IntWritable and a DoubleWritable. All of these use the private setter class that we've set up. Once we have these member variables, it's good form to write getters for these so you can access them within your MapReduce code. So getFirst and getSecond will return the individual elements in this pair. Now to override the methods in this interface. We focus on the writable interface first, and write code for the write method. Now the easiest way to implement this is just simply delegate the serialization to the individual member variables. First and second, the DoubleWritable and the IntWritable, know how to write themselves out, we piggyback on this to make our lives simple. We ask our individual members to write themselves out. We do the same for readFields. The DoubleWritable and IntWritable member variables are also writable classes, we simply call their readFields, and delegate our job to them. We made quick work of the writable methods, let's focus now on the comparable. Implement a compareTo, which takes in a NumPair, and compares it with the current numPair. A <text:soft-page-break/>simple comparison that works for us is to compare the first fields, and then the second variables. So check how the first compares with the first of the numPair that's passed in. If they're exactly equal, check the second fields. We'll also implement the equals method in this class, overridden from the base object. For this, we need to override the hashCode function as well. Each time you override equals, you override hashCode; this is common, standard practice in the Java programming language. This is because for two object which are equal, we want their hash functions to be such that when we use them in a map, they hash to the same bucket. Override hashCode, and also implement the equals function. Once again, this can be very straightforward. Compare the first DoubleWritables in the numPair that's passed in, and the current numPair, and if those are equal, compare the second values. The signature of equals specifies that it takes in an object. If what's passed in is not a numPair at all, just return false from your equals method. And that's it. This is all that is needed to implement a custom writable, just add a simple two-string method for your convenience, so that each time this is printed to screen you see something legible, and you're done.</text:p>
        </text:list-item>
        <text:list-item>
          <text:p text:style-name="P2"/>
        </text:list-item>
        <text:list-item>
          <text:p text:style-name="P2">Calculating Averages with a Combiner: Updating the MapReduce Code</text:p>
        </text:list-item>
        <text:list-item>
          <text:p text:style-name="P2">Now that we have the custom writable, it's time to update our map and reduce code to reference this NumPair. The <text:soft-page-break/>output of the map phase returns now a NumPair, rather than our DoubleWritable, so update that in the generic parameters of the class. One additional place where this change has to be made is when we write stuff out to the context. So instead of the number of hours this individual has worked in a particular week, write out a NumPair, where the first field in the NumPair is the number of hours the individual has worked, and the second field is the count of the number of people. For one record in the input dataset the count is always 1. Similar changes need to be made to the Reduce class as well, the input value type is now a NumPair, thanks to the change that we made in the map, and we iterate over a NumPair instead of DoubleWritables. The datatype in the iterable changes, and the datatype in the for loop that we've used also needs to be updated. These are the changes for the reduce phase. There is more change though. Within the for loop, we now need to specify the new logic, which sums up the total number of hours worked for all individuals for this particular category, and we do this by accessing the first field in every pair, which has the hours worked information. We also count the number of records which go into this sum, that is, the second field in the NumPair that we've passed in. These are the only changes to Reduce.</text:p>
        </text:list-item>
        <text:list-item>
          <text:p text:style-name="P2"/>
        </text:list-item>
        <text:list-item>
          <text:p text:style-name="P2">Calculating Averages with a Combiner: Combiner Code</text:p>
        </text:list-item>
        <text:list-item>
          <text:p text:style-name="P2"><text:soft-page-break/>Now to write the code for the Combiner class. The Combiner function's very similar to a Reducer, except that it runs on the individual map nodes, the Combiner inherits from the same Reducer class as our reducer. So, Combine extends Reducer, it also takes in four generic-type parameters. The input to the Combiner is the output of the Mapper. So the output datatypes of the map phase should be the input datatypes in the Combiner, and the output of the Combiner in this case is, again, a text and a NumPair, but the value in this NumPair will be a little different, it will contain the combined value of all the records that we see in that map node. The actual code in the combine phase is very similar to the Reducer using the custom writable, so I won't dwell on it. Notice that the input to the reduce method within the combiner takes in an iterable of NumPairs, so all values of the same key, all working hours for a count of individuals is available to the combiner for the same marital status. We simply sum up the hours worked first week, and count the number of individuals with the same marital status. This is the output of the combiner. And exactly like we do with the map and reduce phases, we write out the result to the context. This NumPair here has many records merged into one. All records for a particular marital status on that map node has been merged into a single record. Now, all that remains is for us to point our main job to the combiner. The value datatype in the map phase is different from the final result. The output of the map phase emits a <text:soft-page-break/>NumPair, the final result is a DoubleWritable, which means we need to explicitly specify the MapOutputValueClass here. And then, we need to point this job to the Combiner, which we do by saying, job.setCombinerClass. This is the only change in this main configuration. Now with this, if we run this code, click on the button to run the code within your IDE, and you will now run this MapReduce with the combiner. Examine the final result, it should be no different than the result that you got without the combiner. And that brings us to the end of this module, where we spoke about numeric summaries. Hopefully by now you have a good understanding of how we calculate numeric summaries using MapReduce. We are comfortable with using a combiner in order to increase the inherent parallelism in your data processing, and finally you're comfortable writing code for your MapReduce programs.</text:p>
        </text:list-item>
        <text:list-item>
          <text:p text:style-name="P2"/>
        </text:list-item>
        <text:list-item>
          <text:p text:style-name="P2">Filtering Large Data Sets</text:p>
        </text:list-item>
        <text:list-item>
          <text:p text:style-name="P2">Filtering Datasets Based on a Condition</text:p>
        </text:list-item>
        <text:list-item>
          <text:p text:style-name="P2">In this module, we learn how to apply the MapReduce design pattern to a different kind of problem. We want to filter large sets of data, and keep only those records that we're interested in. You'll see how to set up the map and reduce logic in your MapReduce to filter datasets based on a certain condition. You'll also learn how to find a distinct set of values within a dataset, only the unique values. And finally, you'll be able to rank the data and find <text:soft-page-break/>the top N records, whatever the value of N is. Starting off with the simplest use case, where we filter datasets based on a condition, consider a dataset of orders or user purchases. Any ecommerce site worth its name will collect data of this kind, whether it's Amazon, Flipkart, Alibaba, all of them will have their orders dataset. We'll use this dataset to get information about what their customers like. Which users spend more than $300 on a particular day, or a particular week? How many of them bought books? Should we use that to stock more books? We want to select a specific set of records from a dataset, this is the pattern of our MapReduce. If this were a database table, a simple relational database where the information is in the form of rows and columns, what we do to extract this information is to run a SQL query. Typically a query of the form, select *, where star represents all columns, from the name of the table where condition. This would filter those records and only return the ones that we're interested in. But relational data doesn't really scale to this new world where we have millions and billions of records. In a Hadoop or distributed computing setup, we'll use MapReduce to achieve exactly the same thing. In fact, there is a language called Hive, which is a SQL-like query language where you type in a SQL-like command, and it runs a MapReduce in the back-end to filter datasets. Writing a MapReduce in Java is not for everyone. But, writing a query, that's more accessible, which is why languages like Hive have flourished. What we'll see next <text:soft-page-break/>will give you an idea of the kind of MapReduce that Hive might run. We'll start off with the raw data of orders, which looks like this, pass it through a map and reduce phase. The final result that we're interested in is all users who've spent over $300. So these are the two users which match this criteria. The questions we have to ask ourselves, what is the output of the map phase, and what is the operation that we want to perform in the reduce phase to get this final result? We'll start off with the map. The processing in the map phase can very easily check to see which rows we are interested in, which of the input records match our criteria. And the output of the map phase should only contain the filtered rows, the rows that we want in the final result. So we have key and value pairs, which is a particular output of the map. The value here should be the rows of records that we're interested in, so the entire record passed into the input is available as a value in the output. As for the key, we don't really care what exactly the key is, we're not interested. We can output any key, in fact, all mappers can output the same key. In such a case, we typically output null. Now if you think about it, we've achieved our final objective, the map phase has given us the records that match our criteria. There's nothing for the Reducer to do, the Reducer can simply take whatever is available as its input, and then write it out to the final file. The Reducer is an identity function, it then simple takes the input, does nothing to it, no transformations, and writes it as the final result.</text:p>
        </text:list-item>
        <text:list-item>
          <text:p text:style-name="P2"><text:soft-page-break/></text:p>
        </text:list-item>
        <text:list-item>
          <text:p text:style-name="P2">Conditional Filtering: The MapReduce Code</text:p>
        </text:list-item>
        <text:list-item>
          <text:p text:style-name="P2">We'll write the code for the MapReduce program that will implement a basic filter. Our filter will extract only those records, user purchases, which have been made in the Books category. All the code will mostly be in the map phase. The reduce is simply an identity function. Let's set up the data that we're going to use first. We'll work on a simple dataset, which we'll set up in the orders.txt file somewhere on your local machine. My file is in the data import directory. Orders.txt will have tab-separated purchase information. So I've just set up six orders, for six people, what they've bought, and how much they've paid. I've set up the Map, Reduce, and the Main.java files here. What we'll do is fill in the code within it. We'll start off with the map phase, set up your imports, and set up the Map class, which extends Mapper, and specify the four generic parameters. The input key and value, because we're reading from text files, is a LongWritable and Text that's presenting a line number and a single record on that line. The final result that we're interested in is present in the value output of the map phase. The lines which match our criteria, the records which match our criteria, the key is irrelevant, which is why we output the same key for every key value pair, the null. The NullWritable class is the Hadoop built-in type, which knows how to serialize and de-serialize the null from hdfs. Remember Hadoop has its own serialization format, which is why we <text:soft-page-break/>use the Hadoop built-in types rather than the parameters. Your map logic works on a single record. Among the input arguments is a single key value pair representing one line of data from the import file. The context is the bridge to the external world allowing your code to communicate with the MapReduce framework, the Hadoop environment. Split every record, every line in the import text file on the tab. We've provided as input a tab-separated file, which is why this is our split tuple. Extract the data we're interested in, which in this case, the category of an order. We're interested in only those orders for which we've bought books. That's why this is our map condition. You can change this condition to be anything. The Mapper and Reducer works in exactly the same way, just the filter condition will be different. Write out to the context only those values which are records for the Books category. There is a singleton instance of NullWritable, which we will reuse, we won't create objects unnecessarily, NullWritable.get will get us that singleton instance. On to the reduce logic, this will be very easy. The Reduce class is also a generic class, and we have to specify four datatypes, the input key value types, and the output key value types, which is the final result. The input key value datatypes should match the output of the map phase that we just wrote code for. Because this Reducer is an identity function, it simply takes what is provided at the input and passes it onto the output. The output key value type is exactly the same as the input datatypes. In the <text:soft-page-break/>reduce function we get all values associated with the same key in the form of an iterable. The key is always NullWritable, which means all the value outputs of the mapper come to the same reducer. So here we'll have all the filtered records. All we have to do is to write them out to the output, which we'll do using context.write. Our main class is used to set up a job instance, which kick starts and runs a MapReduce giving it all the parameters that it needs to perform its job. The Main class extends the Configured class and implements the Tool interface. The Configured class makes a configuration object available to our Main by extending that class we have a configuration object, which we'll use to specify the parameters used to run our MapReduce. Having our Main class implement the Tool interface is useful because any class which implements Tool can be run using this utility called the ToolRunner. The ToolRunner helps pick up arguments from the command line, it has all the code built-in for that. We don't need to explicitly have the code which passes the command line, etc. All this is of course way more useful in a Hadoop cluster, but this is how a final setup of MapReduce looks, and we'll stick with that, even when we run it on our local machine. The Main class has a bunch of boilerplate code, which you're familiar with, and we'll run through that quickly. But first, the boilerplate code is specified in the run method, which we override from the Tool interface. Run takes in a bunch of arguments, and runs your MapReduce. Here is the Job instance, needs a <text:soft-page-break/>configuration, we give it a name, we give it a jar. The job needs to know the datatypes of the final result, the key value pairs which are output in the final result. The Job also needs to know what Map and Reduce classes to run when it's instantiated. Point the Job to where the input dataset is present by specifying the path on your local machine. Also tell the Job where you want the output result to be stored, the directory where you want the output to be stored. We do this via the FileInputFormat class. Set up our static main method, which will be the entry point to run this application on our local machine. The main simply calls ToolRunner.run, and passes in our Main class, the MapReduce framework will take care of running the rest of the code. Check your IDE's configuration parameters to make sure that this is indeed the Main class that you're going to run. I just look at Edit Configuration in my IntelliJ IDE, you'll have your own. Click the Run button, press F5, whatever it is, run your MapReduce. Make sure your output directory isn't present though before you run it because that'll give an error. If you open up the output directory finally, you'll notice that we have all records where the user has bought books. And MapReduce has been successful.</text:p>
        </text:list-item>
        <text:list-item>
          <text:p text:style-name="P2"/>
        </text:list-item>
        <text:list-item>
          <text:p text:style-name="P2">Finding Distinct Values in a Field</text:p>
        </text:list-item>
        <text:list-item>
          <text:p text:style-name="P2">A different application of this filter pattern for MapReduce is when we want to find distinct values from a dataset. Let's take an example of an internal search dataset for a <text:soft-page-break/>website. Here are all the sort keywords that have been used on that site, they have some identifiers. We want to know what are the distinct search terms from all searches that have occurred across the world. What we really want to extract are the unique values from the keyword column. If this were a SQL query, we'd use select distinct to get the distinct values in a particular column. But we want to use MapReduce. We set up the map and reduce step like you see on the screen, we have the import raw data, and at the output, we want the unique keywords that have been used on the search engine. As you'll ask yourself the same two questions, what is the output of the map phase, and what is the processing we want to do in the reduce phase, you'll notice that this entire thing is very similar to the summarization that we've seen earlier. This pattern is a subset of how we summarize numeric metrics. Imagine that instead of finding the distinct keywords, we had to count the number of times each search term occurs. Now this becomes exactly a summarization pattern, and we know how this works, we studied it earlier. What we need to change for finding the distinct values is to get the unique categories, or the group levels from the summarization output. That's the only change. So, think of this as a summarization, maybe you're only interested in the categories or the groups. We're not interested in the summary metrics, no matter what it is, whether it's a count or a total. So we won't calculate a summary metric at all. We'll just imagine it's a <text:soft-page-break/>summarization pattern, and figure out the output of the map phase with this in mind. If you had this raw data as the input, search keywords along with the search IDs, and you wanted to output all the keywords along with the count of 1, just like in the summarization pattern, the keyword is the grouping column, and the count is the summary column. We won't do anything with the count, and we may not even output a count, but you can see this pattern of the grouping column and the summary column, the grouping column is the column for which we want distinct values, we want to find the distinct search terms, and that is the grouping column. With the output of the map, we'll focus on the reduce step. Remember that in the reduce step that all of the summary metrics, the values are available for each key, and they can be combined together. For the key Movies, the reduce step will receive the key once, and have all the values associated with it as an iterable. The same thing is true for the key Restaurants, which means, each key comes to the reduce step exactly once. They have been deduped. Duplicate keys have had their values merged into one election. Had this been a regular summarization MapReduce, you would have combined the values associated with the same key in some way, you would have found a count, a sum, an average, etc. In this case, just ignore the summarization, have your reduce step do nothing, the reduce step just takes the key that is available to it, remember each key will be present just <text:soft-page-break/>once, since all the values are grouped together for the same key, and then output the key as the final result. Finding distinct values is to take advantage of the fact that it's exactly like the summarization pattern, where you don't actually do the summarization.</text:p>
        </text:list-item>
        <text:list-item>
          <text:p text:style-name="P2"/>
        </text:list-item>
        <text:list-item>
          <text:p text:style-name="P2">Distinct Values: The MapReduce Code</text:p>
        </text:list-item>
        <text:list-item>
          <text:p text:style-name="P2">In this example, we'll apply our knowledge of this new MapReduce pattern that we've learned to filter a distinct set of terms from a search dataset. We want to know what unique terms have been used to search in our search engine. We'll set up an input data file called searchterms.txt and populate it with a few search terms. We'll keep this fairly simple. People have searched for restaurants, movies, and the presidential elections, Donald Trump and Hillary Clinton. Our first code will be in the Map class. The Map class extends the base library class the Mapper, it's a generic class with four parameters. The first is of course, how we read the import text file in the form of key values pairs, line numbers, and one line within the input file. The second key value pair, which is the output of the map phase is a Text and NullWritable. The Text represents the search term that we've extracted, and the NullWritable is because we don't care about the values, we only care about the unique search terms. Within the map function we process one record at a time, and we start out by first extracting the individual fields in one line of the import text files. We're interested only in <text:soft-page-break/>the search keyword field, the fields are tab-separated, so we split every line on the tab. The processing itself is very straightforward. We simply output the search keyword, which is present in column 1 via the context. The context, which is our bridge to the MapReduce framework, which will receive the map output. The reduce logic is in the class called reduce.java, and the Reduce class extends from the base Reducer class in the Hadoop library. If you look at the generic types specified for our Reduce class, you'll realize that the Reducer doesn't really do anything. It takes in a text NullWritable, it gives out a text NullWritable. And that's it, it doesn't do any processing, and you'll see that when we write the code for it. So set up the reduce function that we have to override. Notice that it takes in a key and an iterable of values, and the iterable of values basically contains nulls. All the reduce does is to write the key and one null value to the output. It's not an identity function because it basically takes the iterable of null values, but just writes out one null value. Very little processing, we get our distinct terms. And finally, the Main class to set up the Job instance to run our MapReduce. I'm not going to go over the entire discussion of what this boilerplate code in the Main class means, I assume that you're already familiar with it since we've done it several times before. Here is the run method implemented from the Tool interface, here is our job, we'll call the job filterdistinct, because that's what we're doing. We set the output key and value pairs. The <text:soft-page-break/>map output is exactly the same, so no further specification needed. We point the job to the Mapper and Reducer class, and all the rest of the boilerplate. Give it the Path files of where the input path exists, here it is, searchterms.txt. The output we want in the output directory under data. Set this up using the FileInputFormat, and finally, submit this job so it can run to completion. Don't forget the public static void main method, which makes this the entry point of our program. Call the ToolRunner, pass in the Main class, which is essentially a tool, and get it to run. Before you run this code, you have to make sure that the output directory does not exist. The output of the MapReduce goes to a nonexistent directory. Here my output directory has some old data which I ran during a previous MapReduce, so I'll delete it, and now I'm ready to run my code. I check my configuration to make sure that the Main class points to my filterdistinct code. I don't want it to run any of the other MapReduces that I have in the same project, and then I hit the Run button. The MapReduce runs, does its magic, and within the output directory I'll see the final result, the distinct search terms used in my search engine.</text:p>
        </text:list-item>
        <text:list-item>
          <text:p text:style-name="P2"/>
        </text:list-item>
        <text:list-item>
          <text:p text:style-name="P2">Finding the Top N Records in a Dataset</text:p>
        </text:list-item>
        <text:list-item>
          <text:p text:style-name="P2">This example will also deal with filtering datasets, except that we'll be tackling a problem which is more applicable in the real world, and more relatable for those of you who use social networks, which is essentially all of us. <text:soft-page-break/>Consider a dataset, these are all the users of the social network, along with how many followers they have. You can replace followers with friends, connections, anything, and it'll mean the same thing. Using this dataset we want to figure out who the most influential users are in the social network, who are the ones who have the most number of followers? We want the top N records. N can be anything, 2, 5, 10, 100, whatever. If you think about it, this is basically a sorting problem, you want to sort all records of user and number of followers, and get the top N. If this were a relational database you would draw in a SQL query, which would use the order by clause. A relational database would have this all in the forms of rows in a table, and you'd write a query, which looks like this. Select columns from a table name, where you'd specify a condition, order by followers. But in the world of big data, especially if your social network is really popular, you can store it in a relational database, you'd probably have it in text files somewhere. Your tool of choice may be MapReduce to sort all this information and get your most influential users. Starting with this raw data, we'll pass it through a map and reduce phase to get our final result. The final result being N records. For simplicity's sake, let assume N to be equal to three of the top users of our network, the most influential users, the ones with the most followers. Ask ourselves those two questions, what is the output of the map phase, and what is the operation we want to perform in the reduce? We'll start off <text:soft-page-break/>with the map step. Here it's important to take a step back and understand how the map process works. Typically your data is distributed across various nodes on a cluster, and each mapper works only on a subset of the data. So if you get your mapper to find the top three records, it can find the top three only for the subset of data which is present on that machine, on which the mapper runs. It cannot find the top N for the entire dataset because a mapper on one node has no idea what data exists on the other node. Mappers run in parallel, but they can only see a subset of data at a time. How will we use this to run our MapReduce to find the top N for the entire dataset? Let's see. We start off by all mappers outputting the same key. What this key is can be anything, it can be null, or some value in here. For our explanation's sake, let's assume that A is the common key output for every value that's output by every Mapper process that runs on the node. The value for this key is the top N results from the data available on one map node. Once again in this MapReduce, it's the value that we're interested in, a list of records of the users who have the most followers. This is the top N from all the data that's present on one map node. It's not the top N for the entire subset, our focus is initially only on the set of data that's available in one machine. Each mapper sends its top N list to the reducer. The reducer will have as many lists as the number of map processes that are running on that cluster. The reducer will calculate the overall top N from the top N <text:soft-page-break/>records, which it has received from every mapper. Finding the most influential users of the social network is kind of like the Olympics. Each individual country runs their own tryout, the top three in any game from individual countries, those are the map nodes, are then finally sent onto the Olympics, where we get the overall top three, the Gold, Silver, and Bronze medalists. That's exactly what we do in the reduce phase, we sort the collection received, find the overall top N records to get the most influential users of your social network. The fact that all mappers output the same key allows us to get all records in the same list. This single-sorted list can be used to extract the top N for the entire dataset. There's an important thing to remember when you run a MapReduce program to find the top N across a dataset. You have to use a single reducer, you cannot have multiple reducers running on the cluster without doing additional work. The use of multiple reducers won't result in a global sort. If you have more than one Olympics you still can't see whether the best in the first Olympics is the same as the best in the second Olympics. If you have more than one reduce phase running for such a problem, the output will be the top N records within each reducer, you won't get the global top N. This seems like a pretty serious downside. We want the ability to run multiple reducers so you can extract more parallelism from your cluster. This is possible, but it needs more work on your end, writing custom partitioning logic. This kind of partitioning, which allows us to find a sort order on the <text:soft-page-break/>entire dataset is called total order partitioning. This is an advanced technique, and we won't be covering it in this particular course. But it's important for you to know that it's possible to get a global sort with multiple reducers, with additional work on your end of course.</text:p>
        </text:list-item>
        <text:list-item>
          <text:p text:style-name="P2"/>
        </text:list-item>
        <text:list-item>
          <text:p text:style-name="P2">Top N Records: Map Code</text:p>
        </text:list-item>
        <text:list-item>
          <text:p text:style-name="P2">In this code example, we'll see how to put the latest MapReduce pattern in action. We'll find the most influential users of our social network. We'll look at code to find the top three users with the most number of followers. Here is the input data. I've set it up in a file called socialnetwork.txt in the data/input directory on my local machine. The input data is very simple, there's a user ID, and tab-separated is the number of followers that particular user has. We'll start off by setting up a helper class called User. This will represent one user in our map and reduce phases, indexed by the number of followers that user has. Since we're interested in the most influential users, this will be used to represent a single user who is in our top N list. You've seen just a little bit that we use a priority queue to keep track of the top N users. In our case, it can be the top three users, and this priority queue takes in an element, which is a comparable. We ought to be able to compare elements of the priority queue to find the ones with the highest priority. The element that represents the user and its priority is this User class. The User class within it has two member <text:soft-page-break/>variables, the number of followers a user has, and the original text record as read in from the input files. The number of followers determines the priority of this user. Set up a constructor, and instantiate a user with its number of followers. Set up simple getters so that we can access these member variables in our map and reduce phases. What's the most important thing in this User class is the compareTo method that we override from the comparable interface that this class implements. CompareTo compares the current user with the user that's passed in and determines which one is of a higher priority. The way the compareTo is defined, it should return a value less than 0 if the current record is smaller than the one that's passed in, equal to 0 if they're exactly equal, and greater than 0 if the current record is larger than the one passed in. We want it to be that the user with the fewest followers is at the head of the priority queue, that is the element that we access in the queue and manipulate. This is so that as we process new records for the import dataset, we compare that record with the least influential of our top three. If the new record is more influential than the least influential of our top three, it gets added to the queue, and we have a new top three. Let's move on to writing code for the Map class. Set up the imports, set up the Map class, which extends the base library class Mapper, and specify the four generic datatypes. The import file is read in as a text file, which means the key will be the line number and the <text:soft-page-break/>value will be one line in the file. All mappers output the same key for every record. This allows all the records from every mapper to collect at one reduce phase, so that a global sort can be performed. The NullWritable is the key that every record will have in the output of the Mapper. Java has a built-in priority queue data structure, which we'll take advantage of here. The priority queue holds elements, and the element with the highest priority is always at the head of the queue. The elements within the queue need to be comparable with each other so the queue can determine the one with the highest priority. The comparison within our User class has been set up in such a way that the element with the highest priority is the one with the least number of followers. Any new element that we read from the input dataset can be compared with this, and then we can determine what the new top three should be. We're now in a position to work on actual logic. The objective of the Mapper class is to work on the subset of data that's available on the map node, and find the top three for that map node. Split the import record that we received into its individual fields so that they can be accessed. What we're interested in is the number of followers for this user, which we extract from the column at index 1. We know it's an integer so we simply parse to get an integer. We're not worried about exceptions here, since we're only focused on the logic of the map. For every new record that we read in, let's compare with our current top three, and the element that we want to <text:soft-page-break/>compare with is the user record with the fewest followers in our top three. And here is the critical if statement. Notice that if we haven't yet received three elements to form our top three, or if the current record has more followers than the least influential user in our top three, this means the current record has to replace that user in our running calculation of who the most influential users are in this subset of data. If this condition is met, create a new user element, which holds the number of followers and the current user record, and add it to our priority queue, because clearly this particular user should be in our top three influential users, given his number of followers. The next thing to do is to check how many elements you have in your priority queue at this time. If you have more than three elements, simply remove the element with the least number of users. Once again, that's at the head of the queue, and removing at the head of the queue is very straightforward, simply call the poll method on the priority queue, and you're done. We'll be doing something interesting and different in this map operation. Notice at the end of processing any map record, we can determine the top three of the entire dataset available on the mapper node. Which means, we have to write our top three out of the context, only after the entire map operation has run. And the way we do it is by overriding the cleanup method from our base mapper class. The MapReduce framework calls the cleanup method after all the map processing has been <text:soft-page-break/>complete on the input data present on the map node. This is a good thing to get our top three influential users, and write them out to the context, and that's exactly what we'll do.</text:p>
        </text:list-item>
        <text:list-item>
          <text:p text:style-name="P2"/>
        </text:list-item>
        <text:list-item>
          <text:p text:style-name="P2">Top N Records: Reduce Code</text:p>
        </text:list-item>
        <text:list-item>
          <text:p text:style-name="P2">And now for the code in the Reduce class. What the Reduce class does is very similar to what the Mapper does, the one difference is that it processes the top three records from individual mappers. The input datatypes to the Reduce class should match the output datatypes of the mapper, which is NullWritable and Text. The output datatypes of the Reduce class is exactly the same, except that we'll get the top three users across the entire dataset. We once again use the priority queue to keep a track of the top three users of all the records we've seen so far. Every mapper will send us its top three, and this priority queue will keep track of the top three of the entire dataset. The logic of the reduce is written in the reduce method as usual. The key is the NullWritable, and the iterable of values are the top three records from all map nodes on which the mapper process has run. All of them have the key NullWritable, that's what we wrote out in the map phase, the top three from all mappers is available in this value's iterable. We won't dwell on the actual processing so much, because it's very similar to the map node, and you'll be able to identify this. We extract the fields that we're interested in, especially the followers field, <text:soft-page-break/>from the import records that we've received. For every record, we'll peek at the head of the priority queue, that will contain the user that we've seen so far, which has the least number of followers, but is in the top three. We'll compare the current record with this user to determine if the current record deserves to be in the top three, or not. We do this with the same if condition that we've seen earlier. Check whether the number of records in the priority queue are less than three, if so, add this user in. Or, if there are more than three records, check the number of followers in the least influential user, the user which has the least number of followers at the head of the priority queue. If the current number of followers is greater than that, then go ahead and add the current user to the priority queue. If you've got more than three records, well three is all we need. Remove the record with the least number of followers. We do this with a slightly different method here, we use followersPriorityQueue.remove(user). There's no reason for that, you can still use the priority queue.poll to remove the record at the head of the queue, the one with the fewest number of followers. And finally, at the end of processing all these values within this reduce function itself, you can write out the top three records across the entire dataset. The reason we can do this within the reduce method, rather than in the method which is called only once per reducer, is because all the values are available right there in the iterable.</text:p>
        </text:list-item>
        <text:list-item>
          <text:p text:style-name="P2"><text:soft-page-break/></text:p>
        </text:list-item>
        <text:list-item>
          <text:p text:style-name="P2">Top N Records: The Main Class</text:p>
        </text:list-item>
        <text:list-item>
          <text:p text:style-name="P2">The Main class needs no explanation, you've seen it several times in this module itself. We'll have it extend, configured, and implement Tool, and the run method, which you override from the Tool interface will have the same boilerplate code, which we've seen over and over again. Instantiate a Job, set up the various parameters on the Job to allow the MapReduce to run the Map and Reduce classes, the inputFilePath, the outputFilePath, and run the Job. Don't forget to set up the public static void main, which is the entry point of this particular MapReduce operation. Call the ToolRunner, and run this particular main. Check your configuration to make sure this is the Main class that you are going to run, there is it, topn.Main, and then click on the button, or use the keyboard shortcut, which will run this program. Make sure your output directory does not exist, delete it if it does. When you run it, check the output, and there you see it, the most influential users in our social network. And that brings us to the end of this module. Hopefully you enjoyed this. This module focused on the filter design pattern in MapReduce operations. We learned how to filter datasets, based on the condition, find a distinct set of values within a dataset, and finally, find the top N records based on any numeric column from your input data.</text:p>
        </text:list-item>
        <text:list-item>
          <text:p text:style-name="P2"/>
        </text:list-item>
        <text:list-item>
          <text:p text:style-name="P2">Building Indexes</text:p>
        </text:list-item>
        <text:list-item>
          <text:p text:style-name="P2"><text:soft-page-break/>Massive Indexes Power Search Engines</text:p>
        </text:list-item>
        <text:list-item>
          <text:p text:style-name="P2">In this module we'll take a look at another MapReduce design pattern, how we can build indexes using the MapReduce programming model. We'll talk about the most useful index of all in recent times, we'll understand how an inverted index allows us to build search engines, and then actually implement the MapReduce for an inverted index. Of course, it won't come close to the complexity of the index that powers Google, Bing, etc., but you'll understand the fundamental logic. This is something we take for granted nowadays, especially since search engines have been around for nearly 20 years. The internet today has more than 40 billion web pages, that's just a number, which is hard to fathom. Yet, if you search on your favorite search engine, and for me that happens to be Google, you'll find that Google returns a search result with millions of terms in the result in less than a second, 3.7 million results for term interweb, but just .34 seconds to retrieve this information. What Google does when you type in a search term in its very simplistic form is to look up a massive index which holds all the words and the pages on which that word occurs, the URLs where that word occurs. This index is massive, because there are 40 billion pages on the internet, and hundreds of thousands of words in thousands of languages. An index is just a fancy word for the Map data structure, which you're probably familiar with in Java. It's a fast way to look up values, given a key that is a search term, look <text:soft-page-break/>up the URLs where that key occurs. There's of course a lot more processing that occurs in a real search engine. It also understands a lot of semantics, that's why you can type in questions to Google and it'll give you appropriate answers. But, at the heart of it all is a massive index, where the key is the search term, and the value is a list of URLs where that term occurs. The actual search action is just a lookup into this index. So far we assume that this massive index just exists, but obviously that's not true, it has to be meticulously and painfully built up. There are these processes, millions of them, which run on millions of machines in order to build up the search index for a company like Google or Microsoft. Search is hugely data intensive, and it's repetitive. What do I mean by that? It's data-intensive because the set of web pages is huge, I just said 40 billion, and then you have to crawl all of these web pages, you start off with a web page, follow the links that it has, follow links for the recursively until you've covered all the important pages. That's a massive amount of data. And this data has to be crawled over and over again in short intervals, because you want your search to be fresh. If you're looking for information on the latest presidential election, you want news from 5 minutes ago, 10 minutes ago, not something which occurred 2 or 3 days ago. The actual crawling and parsing of all this web data has to be done over and over again. You have to rebuild this index at periodic intervals, maybe hourly, maybe daily. The entire dataset has to be scanned each <text:soft-page-break/>time. Whenever you put up a new web page, don't you want Google to index it right away? That's why building the search index is a data-heavy repetitive operation. And the perfect tool to perform this operation, the MapReduce programming model. In fact, MapReduce was developed at Google back in the early 2000s to solve this very problem.</text:p>
        </text:list-item>
        <text:list-item>
          <text:p text:style-name="P2"/>
        </text:list-item>
        <text:list-item>
          <text:p text:style-name="P2">What Is an Inverted Index?</text:p>
        </text:list-item>
        <text:list-item>
          <text:p text:style-name="P2">We've spoken about search engines and the indexes which power them. The index used in a search engine is what is called an inverted index. In order to understand an inverted index, let's take the analogy of a book, this is very relatable. The inverted index is the index which is found at the very end of a book, where you look up a term and get a list of pages where that term is mentioned. But before we go there, let's first define a book itself in big-data terms. We all know what a book is, but in big-data terms a book is nothing but an index, the book itself is an index. Think about it for a moment and see if you can tell why this is the case. A book is an index where you can look up the words on a page by page number. You can directly jump to any page number and read whatever is written there. The key is the page number, the value is the words on that page. A book itself is an index. Most books though, have an index within them. Now I'm not talking about the book itself, but what's within a book. This is an index of words, particularly technical books if you've used computer science books, or <text:soft-page-break/>engineering books, or any technical book, you'll find that the list of terms that have been used in the book are present at the index at the very end, and it'll give you the page numbers where those terms occur, so you can quickly look up the definition and other information for that term. And this is the word index. The book itself is an index, but the key is the page number, and the value is words on a page. The word index though, has this key and value pair swapped. Notice that the key for the book is the page number, the value for the word index is the page numbers, and the value for a book is the words on a page, the key for the word index is a single word. The index has been inverted. The word index can be set to be an inverted index of the book itself. The entire purpose of the existence of this word index is to allow us to find things in the book very, very quickly, look up terms in the book. Now, let's leave this book analogy aside for a little bit, because what we are really interested in is the internet. Exactly like a book, the internet itself is also an index. The internet is an index where you know the URL which has the information that you need, you type in the URL on your browser, and get all the content on that particular web page, an index where a web page content can be looked up by URLs. Now if you invert this index, keys, page URL, values, words on a page, just swap them, such that you have the key be the words on a page, and the value is a list of URLs for that word, and you've got a massive inverted index, which can power a <text:soft-page-break/>search engine. And inverted index of the World Wide Web, helps us find things on the internet. It's pretty obvious here, that this is the very definition of a search engine.</text:p>
        </text:list-item>
        <text:list-item>
          <text:p text:style-name="P2"/>
        </text:list-item>
        <text:list-item>
          <text:p text:style-name="P2">MapReduce to Build an Inverted Index</text:p>
        </text:list-item>
        <text:list-item>
          <text:p text:style-name="P2">Let's look at the logic of writing a MapReduce operation in order to build up this inverted index. We'll start off with the dump of all the URLs that exist on the internet. All search engines will have a web crawler, which goes from URL to URL, and finds the contents present at those URLs, and simply dumps them out to a file, a file which kind of looks like this. We'll run a map and reduce operation on a file like this to get the output that we want. A list of words that are present on all these websites, and the URLs on which these terms occur. This is the result of our MapReduce, this is our inverted index, which will allow us for quick lookup of which pages contain our search terms. As in the case of any MapReduce operation, we should ask ourselves two questions, what is the output of the map phase, and what is the processing that we need to do in the reduce phase to get this final result? Start off by focusing on the map step. It's pretty obvious that in our final result we want the key to be a word. The output of the map phase should have the word that it has passed from the input contents as the key. The value in our final result is a list of URLs, so again, it's pretty obvious that the value output of the <text:soft-page-break/>map phase should have a URL within it, whether it's one or many that we can think of. The raw files that we received from the crawler contain the URL and the contents of that URL. The map processing needs to parse this input, take the URL, and assign it to the value field. It needs to extract individual words from the content that it has received, and add that to the key field for every key value output of this map phase. So our output looks something like this. All the words that we've seen within the contents of the URLs, and the URL where that word came from. We just need to have a word/URL combination as the map output. The reduce step will collect these URLs together for us. It combines values with the same key, so let's say the term website occurs in more than one URL here, it's abc.com and def.com, reduce will receive the key website, along with the list of URLs, which will contain both abc and def.com. The combining logic will simply collect all these values together into a list, and write it out to the final result file. This forms the basic steps of the transformation from the raw data that's output by a web crawler, to an inverted index, which powers our search engine.</text:p>
        </text:list-item>
        <text:list-item>
          <text:p text:style-name="P2"/>
        </text:list-item>
        <text:list-item>
          <text:p text:style-name="P2">Inverted Index: Map Code</text:p>
        </text:list-item>
        <text:list-item>
          <text:p text:style-name="P2">It's time now to put into action what we learned about the inverted index. We'll implement an inverted index by crawling our local machine, and build up an index mapping a word to the file names where that word occurs. <text:soft-page-break/>We'll do this rather than crawling the web, that's much more heavy-duty operation, but we'll get the basic principle of how things work, simply by using the files on your local machine. Let's start off with the map operation, set up the import statement, set up the class as usual. We'll read the input data in the form of text files, which means line number and one line of the file will be the key value import to our Mapper. The output of our Mapper will be a single word, and the file name where that word occurred, Text, Text, one word, and the corresponding file name. Now the question is, how do we access the name of the current file that we're processing at any point in the Mapper? We use the context. The context is our bridge to the outside world. The context also has information about the file that we're accessing at any point in time. And the way we access the file name is by calling the context.getInputSplit. InputSplit is a base class, and it has to be cast as a file split so that we can access the file name. We know that the underlying data that we are processing is present in files, so FileSplit is the right drive class for the cast. What is the InputSplit? If you remember that the dataset is split into partitions across multiple nodes in the cluster, and InputSplit represents the data that is present on one Mapper node, the currentSplit, or partition of data. Extract the file name by getting getPath.getName. That'll give us the current file name that we process. This file name is a stand-in for the URL for the its real web crawler, in the case of a real web <text:soft-page-break/>crawler, the value would be a URL, in our demo the value is a file name. Extract the words present in the current line of input. For this we use a built-in java class, the StringTokenizer, which tokenizes the lines into individual words. Iterate over all the words that are present in that current line. The tokenizer is an iterator, check for more tokens, and while there are more tokens available, simply write out the word and the file name to the context. This is the key value output of the map phase, just every word and their associated file name.</text:p>
        </text:list-item>
        <text:list-item>
          <text:p text:style-name="P2"/>
        </text:list-item>
        <text:list-item>
          <text:p text:style-name="P2">Inverted Index: Reduce Code</text:p>
        </text:list-item>
        <text:list-item>
          <text:p text:style-name="P2">Now to write the code for our Reduce class. Set up the imports, set up a Reduce class which extends from the base Reducer class, the four generic-type parameters, notice that the first two datatypes are the same as the datatypes for the key value pairs, which is the map output. The objective in the reduce phase is to collect all the URLs where a particular search term occurs. So the output key value datatype are basically a word, and a list of file names where that word occurs. List a file names is single text. That's because, instead of having an entire list, the file names are in one string separated by the pipe as a delimiter. So we don't have a list output, we simply have a string with a delimiter, which delimits the various file names. We'll start off by instantiating a StringBuilder. If you've coded for any length of time in Java, you know that concatenating strings is very inefficient in its use of <text:soft-page-break/>memory, because each concatenation creates new memory to hold the concatenated string. The best and the most efficient way to append strings together is to use a StringBuilder class, and that's what we'll use here. The Reduce function receives one word at a time in its key input argument, and all the values, all the files where that particular word occurred in its value iterable. Iterate through those values, and use the StringBuilder to append the values to a single string. Notice that the append using the pipe delimiter, so one long pipe-delimited string for all files where that search term occurs, the one word, which is the input to our reduce method. And really, that's all there is in the reduce phase. Simply write out the key with the string that we retrieve from the StringBuilder by calling stringBuilder.toString, the pipe-delimited file names.</text:p>
        </text:list-item>
        <text:list-item>
          <text:p text:style-name="P2"/>
        </text:list-item>
        <text:list-item>
          <text:p text:style-name="P2">Inverted Index: The Main Class</text:p>
        </text:list-item>
        <text:list-item>
          <text:p text:style-name="P2">The Main class to run the MapReduce to generate an inverted index will contain all of the boilerplate that we've seen so far, along with a few things that are completely new. I'm going to skip over the boilerplate quickly, and we'll focus on the new stuff. So implement the run method from the Tool interface, set up an instance of a Job, the Job name is invertedindex, and here is something new. We access the configuration of this Job, and set a flag. This flag, mapreduce.output.textoutputformat.separator indicates that the output value that we'll write out to the final result will have the pipe as a separator. The default <text:soft-page-break/>separator in input and output files for a MapReduce tends to be the Tab, but we want to use a pipe to delimiter output, indicate that explicitly using this flag, this is a flag that our Job and the MapReduce framework understands. Some more of the usual parameters, the output key and value class both are text in this case, point the job to the Mapper and the Reducer to run, and notice that we've set up the Reduce class as the combiner. The Reduce does the same operation that the combiner does, and you'll see that the final result will not be impacted. What is the input to our MapReduce, we haven't set up an input file explicitly. What we'll do is just point it to any directory on our local machine. I'll just point it to the source code for this entire class. It sits in Pluralsight/src. All the words from all the Java code that I've written for this class will be available in this directory. We then set up the other usual suspects, a directory where the output result is to go, and finally, another flag, which we turn on. We want our MapReduce to read, not only the directory that I've specified, but all subdirectories which exist within it recursively. For that, we need to set InputDirRecursive to true for this job so that it recursively reads all the subdirectory from the source. The rest of the code in the Mapper class should be very familiar to us. We submit a job to get started, set up a public static void main, which is the entry point for this MapReduce, call the ToolRunner, and pass in or Main class to get run. I check Edit Configuration of my IDE to make sure it's indeed this <text:soft-page-break/>invertedindex.Main that's going to be run, and then click on the button, or use the key strokes, which will kick start this program. If things have been set up correctly, everything should run to completion successfully, and you can check the output. Notice that this file is a little hard to read, buy you'll see that there are words, and then pipe-delimited names of the files where that word occurs. Combine occurs in Combine.java, that's the only place. Another instance is the word Configured occurs in all the Main files in this project. Our MapReduce has been successful. And that brings us to the end of this module. Hopefully, you've gained a good understanding of how the inverted index powers search engines, and you've also seen how it's possible to write a MapReduce program to generate this inverted index.</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otham SSm A" svg:font-family="'Gotham SSm A', 'Gotham SSm B', 'Helvetica Neue', Helvetica, Roboto, Arial, sans-serif"/>
    <style:font-face style:name="FreeSans1" svg:font-family="FreeSans" style:font-family-generic="swiss"/>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5T12:37:21.538490983</meta:creation-date>
    <dc:date>2018-04-05T12:41:05.862567617</dc:date>
    <meta:editing-duration>PT2M59S</meta:editing-duration>
    <meta:editing-cycles>3</meta:editing-cycles>
    <meta:generator>LibreOffice/5.1.6.2$Linux_X86_64 LibreOffice_project/10m0$Build-2</meta:generator>
    <meta:document-statistic meta:table-count="0" meta:image-count="0" meta:object-count="0" meta:page-count="67" meta:paragraph-count="101" meta:word-count="18261" meta:character-count="101165" meta:non-whitespace-character-count="83074"/>
  </office:meta>
</office:document-meta>
</file>